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d42b" officeooo:paragraph-rsid="000cd42b"/>
    </style:style>
    <style:style style:name="P2" style:family="paragraph" style:parent-style-name="Standard">
      <style:text-properties officeooo:rsid="000ff4dd" officeooo:paragraph-rsid="000ff4dd"/>
    </style:style>
    <style:style style:name="P3" style:family="paragraph" style:parent-style-name="Standard">
      <style:text-properties officeooo:rsid="000ff4dd" officeooo:paragraph-rsid="002719aa"/>
    </style:style>
    <style:style style:name="P4" style:family="paragraph" style:parent-style-name="Standard">
      <style:text-properties officeooo:rsid="0011e6d5" officeooo:paragraph-rsid="0011e6d5"/>
    </style:style>
    <style:style style:name="P5" style:family="paragraph" style:parent-style-name="Standard">
      <style:text-properties officeooo:rsid="00138c85" officeooo:paragraph-rsid="00138c85"/>
    </style:style>
    <style:style style:name="P6" style:family="paragraph" style:parent-style-name="Standard">
      <style:text-properties officeooo:rsid="0013f9bc" officeooo:paragraph-rsid="0013f9bc"/>
    </style:style>
    <style:style style:name="P7" style:family="paragraph" style:parent-style-name="Standard">
      <style:text-properties officeooo:rsid="0017df81" officeooo:paragraph-rsid="0017df81"/>
    </style:style>
    <style:style style:name="P8" style:family="paragraph" style:parent-style-name="Standard">
      <style:text-properties officeooo:rsid="001b49fa" officeooo:paragraph-rsid="001b49fa"/>
    </style:style>
    <style:style style:name="P9" style:family="paragraph" style:parent-style-name="Standard">
      <style:text-properties officeooo:rsid="001d2455" officeooo:paragraph-rsid="001d2455"/>
    </style:style>
    <style:style style:name="P10" style:family="paragraph" style:parent-style-name="Standard">
      <style:text-properties officeooo:rsid="001d2455" officeooo:paragraph-rsid="001f2d97"/>
    </style:style>
    <style:style style:name="P11" style:family="paragraph" style:parent-style-name="Standard">
      <style:text-properties officeooo:rsid="001d2455" officeooo:paragraph-rsid="00210732"/>
    </style:style>
    <style:style style:name="P12" style:family="paragraph" style:parent-style-name="Standard">
      <style:text-properties officeooo:rsid="001d2455" officeooo:paragraph-rsid="0021a06b"/>
    </style:style>
    <style:style style:name="P13" style:family="paragraph" style:parent-style-name="Standard">
      <style:text-properties officeooo:rsid="001f2d97" officeooo:paragraph-rsid="001f2d97"/>
    </style:style>
    <style:style style:name="P14" style:family="paragraph" style:parent-style-name="Standard">
      <style:text-properties officeooo:rsid="0022b381" officeooo:paragraph-rsid="0022b381"/>
    </style:style>
    <style:style style:name="P15" style:family="paragraph" style:parent-style-name="Standard">
      <style:text-properties officeooo:rsid="0023eb80" officeooo:paragraph-rsid="0023eb80"/>
    </style:style>
    <style:style style:name="P16" style:family="paragraph" style:parent-style-name="Standard">
      <style:text-properties officeooo:rsid="0025b908" officeooo:paragraph-rsid="0025b908"/>
    </style:style>
    <style:style style:name="P17" style:family="paragraph" style:parent-style-name="Standard">
      <style:text-properties officeooo:rsid="002719aa" officeooo:paragraph-rsid="002719aa"/>
    </style:style>
    <style:style style:name="P18" style:family="paragraph" style:parent-style-name="Standard">
      <style:text-properties officeooo:rsid="00275ca2" officeooo:paragraph-rsid="00275ca2"/>
    </style:style>
    <style:style style:name="P19" style:family="paragraph" style:parent-style-name="Standard">
      <style:paragraph-properties fo:break-before="page"/>
      <style:text-properties officeooo:rsid="0017df81" officeooo:paragraph-rsid="0017df81"/>
    </style:style>
    <style:style style:name="T1" style:family="text">
      <style:text-properties officeooo:rsid="000ff4dd"/>
    </style:style>
    <style:style style:name="T2" style:family="text">
      <style:text-properties officeooo:rsid="0013f9bc"/>
    </style:style>
    <style:style style:name="T3" style:family="text">
      <style:text-properties officeooo:rsid="0016b62d"/>
    </style:style>
    <style:style style:name="T4" style:family="text">
      <style:text-properties officeooo:rsid="0019b8f2"/>
    </style:style>
    <style:style style:name="T5" style:family="text">
      <style:text-properties officeooo:rsid="001d2455"/>
    </style:style>
    <style:style style:name="T6" style:family="text">
      <style:text-properties officeooo:rsid="001d54f8"/>
    </style:style>
    <style:style style:name="T7" style:family="text">
      <style:text-properties officeooo:rsid="001f2d97"/>
    </style:style>
    <style:style style:name="T8" style:family="text">
      <style:text-properties officeooo:rsid="0021073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år lønner det seg å bruke nvdimm?</text:p>
      <text:p text:style-name="P1"/>
      <text:p text:style-name="P1">Kan man estimere hvor mye man kan spare?</text:p>
      <text:p text:style-name="P1"/>
      <text:p text:style-name="P1">Hvordan skal man programmere?</text:p>
      <text:p text:style-name="P1"/>
      <text:p text:style-name="P1"/>
      <text:p text:style-name="P1"/>
      <text:p text:style-name="P1">master_thesis_2020/IN4200_PE_15344/Result/</text:p>
      <text:p text:style-name="P1"/>
      <text:p text:style-name="P18">Explanation for both <text:span text:style-name="T1">performance_result_100_chunksize1000.pdf and Performance_result_14-2_chunksize1000.pdf</text:span></text:p>
      <text:p text:style-name="P18"/>
      <text:p text:style-name="P4">Explanation of columns from left to right</text:p>
      <text:p text:style-name="P4">The first column show the total number of cores used in the test. The second column show how many cores are used to generate data and the third column show how many cores are used to analyze the data. </text:p>
      <text:p text:style-name="P1"/>
      <text:p text:style-name="P4">The fourth and fifth column show how much time the data generating cores used to generate the data and how much <text:span text:style-name="T3">of that </text:span>time they were idle waiting for for the analyze part to complete.</text:p>
      <text:p text:style-name="P4"/>
      <text:p text:style-name="P5">Sixth and seventh column show how much time the cores used for analyzing spent on analyzing the data and how much <text:span text:style-name="T3">of that</text:span> time they were idle waiting for the data generation cores to finish their tasks.</text:p>
      <text:p text:style-name="P1"/>
      <text:p text:style-name="P5">Column six that show how much time spent on data generation are divided into two task in column eight and nine. Column eight show how much of the time was spent on transfering the data from DRAM to NVDIMM. Column nine <text:span text:style-name="T2">show much time are spent on analyzing the data.</text:span></text:p>
      <text:p text:style-name="P5"/>
      <text:p text:style-name="P6">The tenth column show the time spent from the program enters and exit the parallel region in the main method.</text:p>
      <text:p text:style-name="P1"/>
      <text:p text:style-name="P3">performance_result_100_chunksize1000.pdf</text:p>
      <text:p text:style-name="P17">This is the test result of all the different possibilities to distribute the cores between data-generation and <text:s/>data-analyzing. Each combination have been test 100 times and then an average have been taken of the result. </text:p>
      <text:p text:style-name="P1"/>
      <text:p text:style-name="P1">Performance_result_14-2_chunksize1000.pdf</text:p>
      <text:p text:style-name="P18">This result focus only on the fastest core combination in <text:span text:style-name="T1">performance_result_100_chunksize1000.pdf.</text:span></text:p>
      <text:p text:style-name="P18">It lists all the 100 test result and place them in a histogram where one can see the spread of the result. 71 of the tests have a total time of either 0.32 second or 0.33 second. The rest of the result are spread from 0.25 second to 0.4 second.</text:p>
      <text:p text:style-name="P2"/>
      <text:p text:style-name="P2"/>
      <text:p text:style-name="P2"/>
      <text:p text:style-name="P2"/>
      <text:p text:style-name="P16">DRAM_only</text:p>
      <text:p text:style-name="P17">This code uses only DRAM to generate data and analyze the data.</text:p>
      <text:p text:style-name="P16"/>
      <text:p text:style-name="P16">Columns explained from left to right.</text:p>
      <text:p text:style-name="P16"><text:soft-page-break/>First column, the number of cores.</text:p>
      <text:p text:style-name="P16">Second column, total time of the program.</text:p>
      <text:p text:style-name="P16">Third column, total time of the data generation.</text:p>
      <text:p text:style-name="P16">Fourth column, total time of the data analyzing.</text:p>
      <text:p text:style-name="P16"/>
      <text:p text:style-name="P16"/>
      <text:p text:style-name="P19">The program are divided into two parts. The data generating part and the analyzing part. How many cores each part gets are determined by the user by input parameters when the program start. The program uses a nested parallel region where the main method asks for two threads that divides the program by calling their own part of the program.</text:p>
      <text:p text:style-name="P7"/>
      <text:p text:style-name="P7">Each of those methods will then creates their own parallel regions and ask for the amount of threads specified by the user when he started the program. <text:span text:style-name="T4">The two part of the program must communicate with each other in order to synchronize their work. The communication are done by using omp_set_lock and <text:s/>omp_unset_lock. </text:span></text:p>
      <text:p text:style-name="P7"/>
      <text:p text:style-name="P8">The data generating part of the program have two sets of array it stores its data on, <text:span text:style-name="T5">but only uses one for each iteration and it will change the arrays by swapping pointers. The other array is used by the analyze part of the program to transfer the data over to NVDIMM where it will be analyzed by the program. </text:span></text:p>
      <text:p text:style-name="P8"/>
      <text:p text:style-name="P9">While the analyzing part are transferring the data over to NVDIMM it will prevent the other part from swapping pointers by using the omp_set_lock <text:span text:style-name="T6">before transferring the data and then use the omp_unset_lock when its done. The data generating part will also use the same method to prevent the analyzing part from starting the transfer when it is in the process of swapping pointers.</text:span></text:p>
      <text:p text:style-name="P9"/>
      <text:p text:style-name="P14">Below are an example of how the code can be structured.</text:p>
      <text:p text:style-name="P15">The main method uses omp_set_lock before the parallel region so analyze method must wait until the data generating method have done the first iteration.</text:p>
      <text:p text:style-name="P9"/>
      <text:p text:style-name="P9">int main(int argc, char **argv){</text:p>
      <text:p text:style-name="P9"><text:tab/>omp_init_lock(&amp;lock_a);</text:p>
      <text:p text:style-name="P9"><text:tab/>omp_init_lock(&amp;lock_b);</text:p>
      <text:p text:style-name="P9"><text:tab/>omp_set_lock(&amp;lock_b);</text:p>
      <text:p text:style-name="P9"><text:tab/>#pragma omp parallel num_threads(2)</text:p>
      <text:p text:style-name="P9"><text:tab/>{</text:p>
      <text:p text:style-name="P9"><text:tab/><text:tab/>if( thread_id == 0)</text:p>
      <text:p text:style-name="P9"><text:tab/><text:tab/><text:tab/><text:span text:style-name="T7">data_generating();</text:span></text:p>
      <text:p text:style-name="P9"><text:tab/><text:tab/>else if( thread_id == 1){</text:p>
      <text:p text:style-name="P9"><text:tab/><text:tab/><text:tab/><text:span text:style-name="T7">analyze();</text:span></text:p>
      <text:p text:style-name="P9"><text:tab/><text:span text:style-name="T7">}</text:span></text:p>
      <text:p text:style-name="P13">}</text:p>
      <text:p text:style-name="P13"/>
      <text:p text:style-name="P10"><text:span text:style-name="T7">data_generating(){</text:span></text:p>
      <text:p text:style-name="P10"><text:tab/>#pragma omp parallel num_threads(<text:span text:style-name="T7">threads</text:span>)</text:p>
      <text:p text:style-name="P10"><text:s/><text:tab/>{</text:p>
      <text:p text:style-name="P10"><text:tab/><text:tab/>// <text:span text:style-name="T7">Data generation</text:span></text:p>
      <text:p text:style-name="P10"><text:tab/><text:tab/>omp_set_lock(&amp;lock_<text:span text:style-name="T7">a</text:span>);</text:p>
      <text:p text:style-name="P10"><text:tab/><text:tab/>// <text:span text:style-name="T7">array swapping</text:span></text:p>
      <text:p text:style-name="P10"><text:tab/><text:tab/>omp_<text:span text:style-name="T7">un</text:span>set_lock(&amp;lock_b);</text:p>
      <text:p text:style-name="P10"><text:tab/><text:span text:style-name="T7">}</text:span></text:p>
      <text:p text:style-name="P13">}</text:p>
      <text:p text:style-name="P13"/>
      <text:p text:style-name="P10"><text:span text:style-name="T7">analyze(){</text:span></text:p>
      <text:p text:style-name="P11"><text:tab/>#pragma omp parallel num_threads(<text:span text:style-name="T7">threads</text:span>)</text:p>
      <text:p text:style-name="P11"><text:soft-page-break/><text:s/><text:tab/>{</text:p>
      <text:p text:style-name="P11"><text:tab/><text:tab/>omp_set_lock(&amp;lock_<text:span text:style-name="T8">b</text:span>);</text:p>
      <text:p text:style-name="P11"><text:tab/><text:tab/>// <text:span text:style-name="T8">transferring data from DRAM to NVDIMM</text:span></text:p>
      <text:p text:style-name="P12"><text:tab/><text:tab/>omp_<text:span text:style-name="T7">un</text:span>set_lock(&amp;lock_<text:span text:style-name="T8">a</text:span>);</text:p>
      <text:p text:style-name="P11"><text:tab/><text:tab/>// <text:span text:style-name="T8">analyze data</text:span></text:p>
      <text:p text:style-name="P11"><text:tab/><text:span text:style-name="T7">}</text:span></text:p>
      <text:p text:style-name="P13">}</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SFMono-Regular" svg:font-family="SFMono-Regular, Consolas, 'Liberation Mono', Menlo, monospace"/>
    <style:font-face style:name="apple-system" svg:font-family="apple-system, BlinkMacSystemFont, 'Segoe UI', Helvetica, Arial, sans-serif, 'Apple Color Emoji', 'Segoe UI Emoj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29T12:30:31.725782301</meta:creation-date>
    <dc:date>2020-05-04T03:06:51.158368992</dc:date>
    <meta:editing-duration>PT3H8M6S</meta:editing-duration>
    <meta:editing-cycles>13</meta:editing-cycles>
    <meta:generator>LibreOffice/6.3.5.2$Linux_X86_64 LibreOffice_project/30$Build-2</meta:generator>
    <meta:document-statistic meta:table-count="0" meta:image-count="0" meta:object-count="0" meta:page-count="4" meta:paragraph-count="59" meta:word-count="694" meta:character-count="4288" meta:non-whitespace-character-count="3607"/>
  </office:meta>
</office:document-meta>
</file>